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782cm" fo:min-width="1.532cm"/>
    </style:style>
    <style:style style:name="gr3" style:family="graphic" style:parent-style-name="standard">
      <style:graphic-properties draw:stroke="none" draw:fill="none" fo:min-height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33ff" fo:font-size="18pt" style:font-size-asian="18pt" style:font-size-complex="18pt"/>
    </style:style>
    <style:style style:name="P3" style:family="paragraph">
      <loext:graphic-properties draw:fill="none" draw:fill-color="#729fcf"/>
      <style:paragraph-properties fo:text-align="center"/>
      <style:text-properties fo:color="#ff33ff" style:font-name="Times New Roman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729fcf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636cm" svg:y1="17.537cm" svg:x2="9.636cm" svg:y2="8.139cm">
          <text:p/>
        </draw:line>
        <draw:line draw:style-name="gr1" draw:text-style-name="P1" draw:layer="layout" svg:x1="4.302cm" svg:y1="12.776cm" svg:x2="14.97cm" svg:y2="12.776cm">
          <text:p/>
        </draw:line>
        <draw:custom-shape draw:style-name="gr2" draw:text-style-name="P3" draw:layer="layout" svg:width="2.032cm" svg:height="2.032cm" svg:x="11.368cm" svg:y="10.017cm">
          <text:p text:style-name="P2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6.268cm" svg:y="10.017cm">
          <text:p text:style-name="P2"><text:span text:style-name="T1">I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6.268cm" svg:y="14.017cm">
          <text:p text:style-name="P2"><text:span text:style-name="T1">II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11.468cm" svg:y="14.017cm">
          <text:p text:style-name="P2"><text:span text:style-name="T1">IV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3.168cm" svg:y="12.117cm">
          <text:p text:style-name="P4"><text:span text:style-name="T1">x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82cm" svg:height="0.955cm" svg:x="8.746cm" svg:y="8.32cm">
          <draw:text-box>
            <text:p text:style-name="P4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8:42:32.383776720</meta:creation-date>
    <dc:date>2019-10-08T18:47:49.156545835</dc:date>
    <meta:editing-duration>PT5M17S</meta:editing-duration>
    <meta:editing-cycles>1</meta:editing-cycles>
    <meta:document-statistic meta:object-count="8"/>
    <meta:generator>LibreOffice/5.1.6.2$Linux_X86_64 LibreOffice_project/10m0$Build-2</meta:generator>
  </office:meta>
</office:document-meta>
</file>